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font-name="Times New Roman1" fo:font-size="12pt" style:font-size-asian="12pt" style:font-size-complex="12pt"/>
    </style:style>
    <style:style style:name="P3" style:family="paragraph" style:parent-style-name="UrbanBody"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name-asian="Arial" style:font-weight-asian="bold" style:font-name-complex="Arial"/>
    </style:style>
    <style:style style:name="T7" style:family="text">
      <style:text-properties style:font-name-complex="Arial"/>
    </style:style>
    <style:style style:name="T8" style:family="text">
      <style:text-properties style:font-name-asian="Arial" style:font-name-complex="Arial"/>
    </style:style>
    <style:style style:name="T9" style:family="text">
      <style:text-properties fo:font-weight="normal" style:font-weight-asian="normal" style:font-name-complex="Arial" style:font-weight-complex="normal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5"><text:span text:style-name="T12">do text</text:span></text:p><text:p text:style-name="P5"><text:span text:style-name="T12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Standard"><text:span text:style-name="T1"><office:annotation><dc:creator>sde </dc:creator><dc:date>2011-07-27T10:01:44</dc:date><text:p text:style-name="P4"><text:span text:style-name="T10">do text if not len(self.getApplicants()) &gt; 1</text:span></text:p><text:p text:style-name="P4"><text:span text:style-name="T11">from xhtml(self.portal_urban.decorateHTML('UrbanBody',self.getNotariesSignaletic(withaddress=True)))</text:span></text:p></office:annotation></text:span><text:span text:style-name="T1">Titre Nom Prénom<text:line-break/>Adresse ligne1<text:line-break/>Adresse ligne2</text:span></text:p><text:p text:style-name="Standard"><text:span text:style-name="T1"><office:annotation><dc:creator>sde </dc:creator><dc:date>2011-07-27T10:01:59</dc:date><text:p text:style-name="P4"><text:span text:style-name="T10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4"><text:span text:style-name="T15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Transmis de la décision concernant une division</text:p>
      <text:p text:style-name="UrbanBody"/>
      <text:p text:style-name="UrbanBody"><text:span text:style-name="T3"><office:annotation><dc:creator>sde </dc:creator><dc:date>2011-07-27T10:02:17</dc:date><text:p text:style-name="P4"><text:span text:style-name="T10">do text</text:span></text:p><text:p text:style-name="P4"><text:span text:style-name="T11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4"><text:span text:style-name="T1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1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P3">Correspondant : </text:p>
      <text:p text:style-name="P3"><office:annotation><dc:creator>sde </dc:creator><dc:date>2011-09-28T10:32:43</dc:date><text:p text:style-name="P4"><text:span text:style-name="T12">do text </text:span></text:p><text:p text:style-name="P4"><text:span text:style-name="T12">from xhtml(self.portal_urban.decorateHTML('UrbanBody',self.getFolderManagersSignaletic(withTel=True)))</text:span></text:p></office:annotation></text:p>
      <text:p text:style-name="P3"/>
      <text:p text:style-name="UrbanBody"/>
      <text:p text:style-name="P2"><text:text-input text:description="Notaire-Titre">self.getNotariesSignaletic()</text:text-input></text:p>
      <text:p text:style-name="UrbanBody"/>
      <text:p text:style-name="UrbanBody">Nous vous envoyons, accompagnant la présente, la délibération prise en date <text:text-input text:description="Champs Evénement-Date de la décision">urbanEventObj.getFormattedDate(urbanEventObj.getDecisionDate())</text:text-input> par notre Collège communal, concernant votre demande dont question sous objet.</text:p>
      <text:p text:style-name="UrbanBody"/>
      <text:p text:style-name="UrbanBody"><text:span text:style-name="T7">Nous</text:span><text:span text:style-name="T8"> </text:span><text:span text:style-name="T7">vous</text:span><text:span text:style-name="T8"> </text:span><text:span text:style-name="T7">invitons</text:span><text:span text:style-name="T8"> </text:span><text:span text:style-name="T7">donc</text:span><text:span text:style-name="T8"> </text:span><text:span text:style-name="T7">à</text:span><text:span text:style-name="T8"> </text:span><text:span text:style-name="T7">verser</text:span><text:span text:style-name="T8"> </text:span><text:span text:style-name="T7">dans</text:span><text:span text:style-name="T8"> </text:span><text:span text:style-name="T7">les</text:span><text:span text:style-name="T8"> </text:span><text:span text:style-name="T7">meilleurs</text:span><text:span text:style-name="T8"> </text:span><text:span text:style-name="T7">délais</text:span><text:span text:style-name="T8"> </text:span><text:span text:style-name="T7">la</text:span><text:span text:style-name="T8"> </text:span><text:span text:style-name="T7">somme</text:span><text:span text:style-name="T8"> </text:span><text:span text:style-name="T7">de</text:span><text:span text:style-name="T8"> </text:span><text:span text:style-name="T5">vingt-cinq</text:span><text:span text:style-name="T6"> </text:span><text:span text:style-name="T5">euros</text:span><text:span text:style-name="T6"> </text:span><text:span text:style-name="T5">(25</text:span><text:span text:style-name="T6"> €</text:span><text:span text:style-name="T5">)</text:span><text:span text:style-name="T6"> </text:span><text:span text:style-name="T7">sur</text:span><text:span text:style-name="T8"> </text:span><text:span text:style-name="T7">le</text:span><text:span text:style-name="T8"> </text:span><text:span text:style-name="T7">compte</text:span><text:span text:style-name="T8"> </text:span><text:span text:style-name="T7">n°</text:span><text:span text:style-name="T9">[NUMERO DE COMPTE</text:span><text:span text:style-name="T5">]</text:span><text:span text:style-name="T8"> </text:span><text:span text:style-name="T7">de</text:span><text:span text:style-name="T8"> </text:span><text:span text:style-name="T7">la</text:span><text:span text:style-name="T8"> </text:span><text:span text:style-name="T7">Ville</text:span><text:span text:style-name="T8"> </text:span><text:span text:style-name="T8"><text:text-input text:description="Champs généraux-Commune">tool.getCityName(prefixed=True)</text:text-input></text:span><text:span text:style-name="T7">,</text:span><text:span text:style-name="T8"> </text:span><text:span text:style-name="T7">en</text:span><text:span text:style-name="T8"> </text:span><text:span text:style-name="T7">rappelant</text:span><text:span text:style-name="T8"> </text:span><text:span text:style-name="T7">la</text:span><text:span text:style-name="T8"> </text:span><text:span text:style-name="T7">communication</text:span><text:span text:style-name="T8"> [COMMUNICATION]</text:span><text:span text:style-name="T7">.</text:span></text:p>
      <text:p text:style-name="UrbanBody"/>
      <text:p text:style-name="UrbanBody">Demeurant à votre disposition, nous vous prions d'agréer, <text:span text:style-name="T3"><text:text-input text:description="Notaire-Titre">self.getNotariesSignaletic()</text:text-input></text:span>, nos salutations distinguées.</text:p>
      <text:p text:style-name="UrbanBody"/>
      <text:p text:style-name="UrbanBody"/>
      <text:p text:style-name="UrbanBody"><text:span text:style-name="T2"><office:annotation><dc:creator>sde </dc:creator><dc:date>2011-07-27T10:02:32</dc:date><text:p text:style-name="P4"><text:span text:style-name="T10">do text</text:span></text:p><text:p text:style-name="P4"><text:span text:style-name="T11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1-30T15:36:33</dc:date>
    <dc:creator>sde </dc:creator>
    <meta:editing-duration>PT8H19M52S</meta:editing-duration>
    <meta:editing-cycles>51</meta:editing-cycles>
    <meta:generator>LibreOffice/3.4$Unix LibreOffice_project/340m1$Build-402</meta:generator>
    <meta:document-statistic meta:table-count="0" meta:image-count="0" meta:object-count="0" meta:page-count="1" meta:paragraph-count="21" meta:word-count="130" meta:character-count="1172" meta:non-whitespace-character-count="1070"/>
  </office:meta>
</office:document-meta>
</file>